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Header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Header">
      <style:paragraph-properties fo:text-align="start" style:justify-single-word="false"/>
      <style:text-properties fo:font-size="10pt" style:font-size-asian="10pt" style:font-size-complex="10pt"/>
    </style:style>
    <style:style style:name="P4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cm"/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style:font-weight-asian="bold" style:font-weight-complex="bold"/>
    </style:style>
    <style:style style:name="MP2" style:family="paragraph" style:parent-style-name="Header">
      <style:paragraph-properties fo:text-align="center" style:justify-single-word="false"/>
      <style:text-properties fo:font-size="10pt" style:font-size-asian="10pt" style:font-size-complex="10pt"/>
    </style:style>
    <style:style style:name="MP3" style:family="paragraph" style:parent-style-name="Header">
      <style:paragraph-properties fo:text-align="start" style:justify-single-word="false"/>
      <style:text-properties fo:font-size="10pt" style:font-size-asian="10pt" style:font-size-complex="10pt"/>
    </style:style>
    <style:style style:name="MT1" style:family="text">
      <style:text-properties fo:font-weight="bold" style:font-weight-asian="bold" style:font-weight-complex="bold"/>
    </style:style>
    <style:style style:name="MT2" style:family="text"/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1">Cabinet d'ophtalmologie GOEEN</text:p>
        <text:p text:style-name="MP2"><text:span text:style-name="MT1">Maladie et chirurgie des yeux<text:line-break/></text:span>48 av du maréchal Foch<text:line-break/>98800 NOUMÉA</text:p>
        <text:p text:style-name="MP2">--sur rendez vous--<text:line-break/>Tél: (+687) 28 16 00 / Fax: (+687) 28 16 08<text:line-break/>Courriel: <text:a xlink:type="simple" xlink:href="mailto:ophtalmologie.goeen@gmail.com">ophtalmologie.goeen@gmail.com</text:a></text:p>
        <text:p text:style-name="MP3"><text:span text:style-name="MT1">Dr FRANCOIS L.</text:span><text:line-break/>Ophtalmologiste<text:line-break/>Ancien chef de clinique des Hôpitaux de Bordeaux<text:line-break/>DIU de chirurgie vitréo-rétinienne</text:p>
      </style:header>
      <style:footer>
        <text:p text:style-name="Footer"><text:page-number text:select-page="current">1</text:page-number>/<text:page-count>1</text:page-count></text:p>
      </style:footer>
    </style:master-page>
    <style:master-page style:name="Footnote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8T22:52:23</meta:creation-date>
    <dc:date>2014-04-03T16:42:43</dc:date>
    <meta:editing-duration>PT11M44S</meta:editing-duration>
    <meta:editing-cycles>12</meta:editing-cycles>
    <meta:generator>LibreOffice/3.5$Linux_X86_64 LibreOffice_project/350m1$Build-2</meta:generator>
    <dc:creator>L. FRANCOIS</dc:creator>
    <meta:document-statistic meta:table-count="0" meta:image-count="0" meta:object-count="0" meta:page-count="1" meta:paragraph-count="5" meta:word-count="49" meta:character-count="314" meta:non-whitespace-character-count="271"/>
  </office:meta>
</office:document-meta>
</file>